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imes New Roman" fo:font-size="12pt" fo:letter-spacing="normal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ogic for Applications</text:p>
      <text:p text:style-name="P1">p 181: 2, 3<text:line-break/>[p 188: 1, 2] </text:p>
      <text:p text:style-name="P1">p 202: 1, 9, 10 </text:p>
      <text:p text:style-name="P1"/>
      <text:p text:style-name="P3">ch 3</text:p>
      <text:p text:style-name="P3">2</text:p>
      <text:p text:style-name="P2">There is no particular advantage that I can see if the cut were to be taken out.</text:p>
      <text:p text:style-name="P2">The first example would compute fine. The second would also compute just fine, unifying W with [x,y,z|V]. </text:p>
      <text:p text:style-name="P2"/>
      <text:p text:style-name="P3">3</text:p>
      <text:p text:style-name="P2">Here, the X would unify with the empty list and Y would unify with [x,y,z], which is undesired.</text:p>
      <text:p text:style-name="P3"/>
      <text:p text:style-name="P3">ch 6</text:p>
      <text:p text:style-name="P3">1</text:p>
      <text:p text:style-name="P2"/>
      <text:p text:style-name="P3"/>
      <text:p text:style-name="P3">9</text:p>
      <text:p text:style-name="P3"/>
      <text:p text:style-name="P3"/>
      <text:p text:style-name="P3"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Header">J Bolton<text:tab/><text:tab/>Set 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b</meta:initial-creator>
    <meta:creation-date>2011-01-30T22:35:37</meta:creation-date>
    <dc:creator>jb</dc:creator>
    <dc:date>2011-03-27T11:20:27</dc:date>
    <meta:editing-cycles>127</meta:editing-cycles>
    <meta:editing-duration>PT6H48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4" meta:word-count="86" meta:character-count="374"/>
  </office:meta>
</office:document-meta>
</file>